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InvocationFailedException.getPoj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FailedException.MethodInvocationFailedException( Object pojo , MethodInvocation invocation , MessageExchange messageExchange , BeanEndpoint endpoint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InvocationFailedException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FailedException.getMessage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FailedException.get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